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f947a8347337ad36915a3a54805824c7-d085f9ab5555ba8daf7f40238576925e267463c0"/><text:a xlink:type="simple" xlink:href="https://github.com/jzjosuerivera71/dataptmad0420/tree/master/module-2/intro-bi-tableau" text:style-name="Internet_20_link" text:visited-style-name="Visited_20_Internet_20_Link">intro-bi-tableau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16:16:48.440578117</meta:creation-date>
    <dc:date>2020-07-13T16:17:29.852928743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16" meta:non-whitespace-character-count="16"/>
    <meta:generator>LibreOffice/6.4.3.2$Linux_X86_64 LibreOffice_project/40$Build-2</meta:generator>
  </office:meta>
</office:document-meta>
</file>